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6">
      <text:list-level-style-number text:level="1" text:style-name="WW_CharLFO26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6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6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9">
      <text:list-level-style-number text:level="1" text:style-name="WW_CharLFO2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1"/>
      <style:text-properties fo:font-size="12pt" style:font-size-asian="12pt" style:font-size-complex="12pt"/>
    </style:style>
    <style:style style:name="P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51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7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9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0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P114" style:parent-style-name="Normal" style:family="paragraph">
      <style:text-properties fo:font-size="12pt" style:font-size-asian="12pt" style:font-size-complex="12pt"/>
    </style:style>
    <style:style style:name="P115" style:parent-style-name="Normal" style:family="paragraph">
      <style:text-properties fo:font-size="12pt" style:font-size-asian="12pt" style:font-size-complex="12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1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23" style:parent-style-name="Normal" style:family="paragraph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Normal" style:family="paragraph">
      <style:text-properties fo:font-size="12pt" style:font-size-asian="12pt" style:font-size-complex="12pt"/>
    </style:style>
    <style:style style:name="P12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39" style:parent-style-name="Normal" style:family="paragraph">
      <style:text-properties fo:font-size="12pt" style:font-size-asian="12pt" style:font-size-complex="12pt"/>
    </style:style>
    <style:style style:name="P140" style:parent-style-name="Normal" style:family="paragraph">
      <style:text-properties fo:font-size="12pt" style:font-size-asian="12pt" style:font-size-complex="12pt"/>
    </style:style>
    <style:style style:name="P141" style:parent-style-name="Normal" style:family="paragraph">
      <style:text-properties fo:font-size="12pt" style:font-size-asian="12pt" style:font-size-complex="12pt"/>
    </style:style>
    <style:style style:name="P142" style:parent-style-name="Normal" style:family="paragraph">
      <style:text-properties fo:font-size="12pt" style:font-size-asian="12pt" style:font-size-complex="12pt"/>
    </style:style>
    <style:style style:name="P14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49" style:parent-style-name="Normal" style:family="paragraph">
      <style:text-properties fo:font-size="12pt" style:font-size-asian="12pt" style:font-size-complex="12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Normal" style:family="paragraph">
      <style:text-properties fo:font-size="12pt" style:font-size-asian="12pt" style:font-size-complex="12pt"/>
    </style:style>
    <style:style style:name="P152" style:parent-style-name="Normal" style:family="paragraph">
      <style:text-properties fo:font-size="12pt" style:font-size-asian="12pt" style:font-size-complex="12pt"/>
    </style:style>
    <style:style style:name="P153" style:parent-style-name="Normal" style:family="paragraph">
      <style:text-properties fo:font-size="12pt" style:font-size-asian="12pt" style:font-size-complex="12pt"/>
    </style:style>
    <style:style style:name="P15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5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0" style:parent-style-name="Normal" style:family="paragraph">
      <style:text-properties fo:font-size="12pt" style:font-size-asian="12pt" style:font-size-complex="12pt"/>
    </style:style>
    <style:style style:name="P161" style:parent-style-name="Normal" style:family="paragraph">
      <style:text-properties fo:font-size="12pt" style:font-size-asian="12pt" style:font-size-complex="12pt"/>
    </style:style>
    <style:style style:name="P162" style:parent-style-name="Normal" style:family="paragraph">
      <style:text-properties fo:font-size="12pt" style:font-size-asian="12pt" style:font-size-complex="12pt"/>
    </style:style>
    <style:style style:name="P163" style:parent-style-name="Normal" style:family="paragraph">
      <style:text-properties fo:font-size="12pt" style:font-size-asian="12pt" style:font-size-complex="12pt"/>
    </style:style>
    <style:style style:name="P164" style:parent-style-name="Normal" style:family="paragraph">
      <style:text-properties fo:font-size="12pt" style:font-size-asian="12pt" style:font-size-complex="12pt"/>
    </style:style>
    <style:style style:name="P165" style:parent-style-name="Normal" style:family="paragraph">
      <style:text-properties fo:font-size="12pt" style:font-size-asian="12pt" style:font-size-complex="12pt"/>
    </style:style>
    <style:style style:name="P16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68" style:parent-style-name="Normal" style:family="paragraph">
      <style:text-properties fo:font-size="12pt" style:font-size-asian="12pt" style:font-size-complex="12pt"/>
    </style:style>
    <style:style style:name="P169" style:parent-style-name="Normal" style:family="paragraph">
      <style:text-properties fo:font-size="12pt" style:font-size-asian="12pt" style:font-size-complex="12pt"/>
    </style:style>
    <style:style style:name="P17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76" style:parent-style-name="Normal" style:family="paragraph">
      <style:text-properties fo:font-size="12pt" style:font-size-asian="12pt" style:font-size-complex="12pt"/>
    </style:style>
    <style:style style:name="P177" style:parent-style-name="Normal" style:family="paragraph">
      <style:text-properties fo:font-size="12pt" style:font-size-asian="12pt" style:font-size-complex="12pt"/>
    </style:style>
    <style:style style:name="P178" style:parent-style-name="Normal" style:family="paragraph">
      <style:text-properties fo:font-size="12pt" style:font-size-asian="12pt" style:font-size-complex="12pt"/>
    </style:style>
    <style:style style:name="P179" style:parent-style-name="Normal" style:family="paragraph">
      <style:text-properties fo:font-size="12pt" style:font-size-asian="12pt" style:font-size-complex="12pt"/>
    </style:style>
    <style:style style:name="P18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88" style:parent-style-name="Normal" style:family="paragraph">
      <style:text-properties fo:font-size="12pt" style:font-size-asian="12pt" style:font-size-complex="12pt"/>
    </style:style>
    <style:style style:name="P189" style:parent-style-name="Normal" style:family="paragraph">
      <style:text-properties fo:font-size="12pt" style:font-size-asian="12pt" style:font-size-complex="12pt"/>
    </style:style>
    <style:style style:name="P19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size="12pt" style:font-size-asian="12pt" style:font-size-complex="12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08" style:parent-style-name="Normal" style:family="paragraph">
      <style:text-properties fo:font-size="12pt" style:font-size-asian="12pt" style:font-size-complex="12pt"/>
    </style:style>
    <style:style style:name="P209" style:parent-style-name="Normal" style:family="paragraph">
      <style:text-properties fo:font-size="12pt" style:font-size-asian="12pt" style:font-size-complex="12pt"/>
    </style:style>
    <style:style style:name="P210" style:parent-style-name="Normal" style:family="paragraph">
      <style:text-properties fo:font-size="12pt" style:font-size-asian="12pt" style:font-size-complex="12pt"/>
    </style:style>
    <style:style style:name="P211" style:parent-style-name="Normal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size="12pt" style:font-size-asian="12pt" style:font-size-complex="12pt"/>
    </style:style>
    <style:style style:name="P21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1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15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216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17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18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19" style:parent-style-name="Normal" style:family="paragraph">
      <style:paragraph-properties fo:text-indent="0.5in"/>
      <style:text-properties fo:font-size="12pt" style:font-size-asian="12pt" style:font-size-complex="12pt"/>
    </style:style>
    <style:style style:name="P220" style:parent-style-name="Normal" style:family="paragraph">
      <style:text-properties fo:font-size="12pt" style:font-size-asian="12pt" style:font-size-complex="12pt"/>
    </style:style>
    <style:style style:name="P221" style:parent-style-name="Normal" style:family="paragraph">
      <style:text-properties fo:font-size="12pt" style:font-size-asian="12pt" style:font-size-complex="12pt"/>
    </style:style>
    <style:style style:name="P22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8" style:parent-style-name="Normal" style:family="paragraph">
      <style:text-properties fo:font-size="12pt" style:font-size-asian="12pt" style:font-size-complex="12pt"/>
    </style:style>
    <style:style style:name="P229" style:parent-style-name="Normal" style:family="paragraph">
      <style:text-properties fo:font-size="12pt" style:font-size-asian="12pt" style:font-size-complex="12pt"/>
    </style:style>
    <style:style style:name="P230" style:parent-style-name="Normal" style:family="paragraph">
      <style:text-properties fo:font-size="12pt" style:font-size-asian="12pt" style:font-size-complex="12pt"/>
    </style:style>
    <style:style style:name="P231" style:parent-style-name="Normal" style:family="paragraph">
      <style:text-properties fo:font-size="12pt" style:font-size-asian="12pt" style:font-size-complex="12pt"/>
    </style:style>
    <style:style style:name="P23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40" style:parent-style-name="Normal" style:family="paragraph">
      <style:text-properties fo:font-size="12pt" style:font-size-asian="12pt" style:font-size-complex="12pt"/>
    </style:style>
    <style:style style:name="P241" style:parent-style-name="Normal" style:family="paragraph">
      <style:text-properties fo:font-size="12pt" style:font-size-asian="12pt" style:font-size-complex="12pt"/>
    </style:style>
    <style:style style:name="P242" style:parent-style-name="Normal" style:family="paragraph">
      <style:text-properties fo:font-size="12pt" style:font-size-asian="12pt" style:font-size-complex="12pt"/>
    </style:style>
    <style:style style:name="P243" style:parent-style-name="Normal" style:family="paragraph">
      <style:text-properties fo:font-size="12pt" style:font-size-asian="12pt" style:font-size-complex="12pt"/>
    </style:style>
    <style:style style:name="P244" style:parent-style-name="Normal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245" style:parent-style-name="Normal" style:family="paragraph">
      <style:text-properties fo:font-size="12pt" style:font-size-asian="12pt" style:font-size-complex="12pt"/>
    </style:style>
    <style:style style:name="P246" style:parent-style-name="Normal" style:family="paragraph">
      <style:text-properties fo:font-size="12pt" style:font-size-asian="12pt" style:font-size-complex="12pt"/>
    </style:style>
    <style:style style:name="P247" style:parent-style-name="Normal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7" style:parent-style-name="Normal" style:family="paragraph">
      <style:text-properties fo:font-size="12pt" style:font-size-asian="12pt" style:font-size-complex="12pt"/>
    </style:style>
    <style:style style:name="P258" style:parent-style-name="Normal" style:family="paragraph">
      <style:text-properties fo:font-size="12pt" style:font-size-asian="12pt" style:font-size-complex="12pt"/>
    </style:style>
    <style:style style:name="P259" style:parent-style-name="Normal" style:family="paragraph">
      <style:text-properties fo:font-size="12pt" style:font-size-asian="12pt" style:font-size-complex="12pt"/>
    </style:style>
    <style:style style:name="P260" style:parent-style-name="Normal" style:family="paragraph">
      <style:text-properties fo:font-size="12pt" style:font-size-asian="12pt" style:font-size-complex="12pt"/>
    </style:style>
    <style:style style:name="P261" style:parent-style-name="Normal" style:family="paragraph">
      <style:text-properties fo:font-size="12pt" style:font-size-asian="12pt" style:font-size-complex="12pt"/>
    </style:style>
    <style:style style:name="P262" style:parent-style-name="Normal" style:family="paragraph"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  <style:style style:name="P26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3" style:parent-style-name="Normal" style:family="paragraph">
      <style:text-properties fo:font-size="12pt" style:font-size-asian="12pt" style:font-size-complex="12pt"/>
    </style:style>
    <style:style style:name="P274" style:parent-style-name="Normal" style:family="paragraph">
      <style:text-properties fo:font-size="12pt" style:font-size-asian="12pt" style:font-size-complex="12pt"/>
    </style:style>
    <style:style style:name="P27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7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8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81" style:parent-style-name="Normal" style:family="paragraph">
      <style:text-properties fo:font-size="12pt" style:font-size-asian="12pt" style:font-size-complex="12pt"/>
    </style:style>
    <style:style style:name="P282" style:parent-style-name="Normal" style:family="paragraph">
      <style:text-properties fo:font-size="12pt" style:font-size-asian="12pt" style:font-size-complex="12pt"/>
    </style:style>
    <style:style style:name="P283" style:parent-style-name="Normal" style:family="paragraph">
      <style:text-properties fo:font-size="12pt" style:font-size-asian="12pt" style:font-size-complex="12pt"/>
    </style:style>
    <style:style style:name="P284" style:parent-style-name="Normal" style:family="paragraph">
      <style:text-properties fo:font-size="12pt" style:font-size-asian="12pt" style:font-size-complex="12pt"/>
    </style:style>
    <style:style style:name="P285" style:parent-style-name="Normal" style:family="paragraph">
      <style:text-properties fo:font-size="12pt" style:font-size-asian="12pt" style:font-size-complex="12pt"/>
    </style:style>
    <style:style style:name="P286" style:parent-style-name="Normal" style:family="paragraph">
      <style:text-properties fo:font-size="12pt" style:font-size-asian="12pt" style:font-size-complex="12pt"/>
    </style:style>
    <style:style style:name="P287" style:parent-style-name="Normal" style:family="paragraph">
      <style:text-properties fo:font-size="12pt" style:font-size-asian="12pt" style:font-size-complex="12pt"/>
    </style:style>
    <style:style style:name="P28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8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5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6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7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0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01" style:parent-style-name="Normal" style:family="paragraph">
      <style:paragraph-properties fo:margin-left="0.5in">
        <style:tab-stops/>
      </style:paragraph-properties>
    </style:style>
    <style:style style:name="T302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list text:style-name="LFO6" text:continue-numbering="true">
        <text:list-item>
          <text:p text:style-name="P1">Use Case Name: PlayGame</text:p>
        </text:list-item>
      </text:list>
      <text:p text:style-name="P2"/>
      <text:p text:style-name="P3">Participating Actor(s): Player</text:p>
      <text:p text:style-name="P4"/>
      <text:p text:style-name="P5">Description: The player would use this case to enter into the actual gameplay of the game.</text:p>
      <text:p text:style-name="P6"/>
      <text:p text:style-name="P7">Flow of Events:</text:p>
      <text:list text:style-name="LFO13" text:continue-numbering="true">
        <text:list-item>
          <text:p text:style-name="P8">The player selects the option for playing the game from the main menu.</text:p>
        </text:list-item>
        <text:list-item>
          <text:p text:style-name="P9">The main menu disappears and another menu is displayed, asking the player to choose between playing on his/her own (i.e., single-player) or having the ability to see and interact with characters played by other people (i.e., multiplayer).</text:p>
        </text:list-item>
        <text:list-item>
          <text:p text:style-name="P10">Selecting the multiplayer option invokes InitiateMultiplayer.</text:p>
        </text:list-item>
        <text:list-item>
          <text:p text:style-name="P11">After invoking InitiateMultiplayer, the player also has the ability to play alongside other players as a team by invoking JoinMultiplayer.</text:p>
        </text:list-item>
        <text:list-item>
          <text:p text:style-name="P12">Once the player’s choice between single-player and multiplayer is made, the menu disappears and the gameplay either loads from where it was last saved or from the beginning.</text:p>
        </text:list-item>
      </text:list>
      <text:p text:style-name="P13"/>
      <text:p text:style-name="P14">Entry Conditions: The player has invoked LaunchGame.</text:p>
      <text:p text:style-name="P15"/>
      <text:p text:style-name="P16">Exit Conditions: The player<text:s/>either resumes the gameplay from where he/she left off, or begins a new adventure. He/She can perform the gameplay functions (i.e., movement, speech, etc.).</text:p>
      <text:p text:style-name="P17"/>
      <text:p text:style-name="P18">Alternative Flow: I could not think of one.</text:p>
      <text:p text:style-name="P19"/>
      <text:p text:style-name="P20">Exceptions Flow:</text:p>
      <text:list text:style-name="LFO11" text:continue-numbering="true">
        <text:list-item>
          <text:p text:style-name="P21">The player selects the option for playing the game from the main menu.</text:p>
        </text:list-item>
        <text:list-item>
          <text:p text:style-name="P22">The main menu disappears and another menu is displayed, asking the player to choose between playing on his/her own (i.e., single-player) or having the ability to see and interact with characters played by other people (i.e., multiplayer).</text:p>
        </text:list-item>
        <text:list-item>
          <text:p text:style-name="P23">Selecting the multiplayer option invokes InitiateMultiplayer.</text:p>
        </text:list-item>
        <text:list-item>
          <text:p text:style-name="P24">The player selects this option, but his/her computer is not connected to the Internet.</text:p>
        </text:list-item>
        <text:list-item>
          <text:p text:style-name="P25">A message is displayed, telling the player that the request failed and to check the connection and try again later.</text:p>
        </text:list-item>
        <text:list-item>
          <text:p text:style-name="P26">The player closes the message and gets returned to the previous menu.</text:p>
        </text:list-item>
      </text:list>
      <text:p text:style-name="P27"/>
      <text:list text:style-name="LFO15" text:continue-numbering="true">
        <text:list-item>
          <text:p text:style-name="P28">Use Case Name: InitiateMultiplayer</text:p>
        </text:list-item>
      </text:list>
      <text:p text:style-name="P29"/>
      <text:p text:style-name="P30">Participating Actor(s): Player</text:p>
      <text:p text:style-name="P31"/>
      <text:p text:style-name="P32">Description: The player would use this case to enable interaction between him/her and one or more other players online.</text:p>
      <text:p text:style-name="P33"/>
      <text:p text:style-name="P34">Flow of Events:</text:p>
      <text:list text:style-name="LFO29" text:continue-numbering="true">
        <text:list-item>
          <text:p text:style-name="P35">A menu is displayed, asking the player to choose between playing on his/her own (i.e., single-player) or having the ability to see and interact with characters played by other people (i.e., multiplayer).</text:p>
        </text:list-item>
        <text:list-item>
          <text:p text:style-name="P36">The player selects the multiplayer option.</text:p>
        </text:list-item>
        <text:list-item>
          <text:p text:style-name="P37">The menu disappears and the gameplay begins with multiplayer capabilities enabled.</text:p>
        </text:list-item>
      </text:list>
      <text:p text:style-name="P38"/>
      <text:p text:style-name="P39">Entry Conditions: The player wishes to interact with other people playing the game online. He/She has invoked PlayGame from the main menu.</text:p>
      <text:p text:style-name="P40"/>
      <text:p text:style-name="P41">Exit Conditions: The player is now able to interact with other players.</text:p>
      <text:p text:style-name="P42"/>
      <text:p text:style-name="P43">Alternative Flow: I could not think of one.</text:p>
      <text:p text:style-name="P44"/>
      <text:p text:style-name="P45">Exceptions Flow:</text:p>
      <text:list text:style-name="LFO22" text:continue-numbering="true">
        <text:list-item>
          <text:p text:style-name="P46">A menu is displayed, asking the player to choose between playing on his/her own (i.e., single-player) or having the ability to see and interact with characters played by other people (i.e., multiplayer).</text:p>
        </text:list-item>
        <text:list-item>
          <text:p text:style-name="P47">The player selects the multiplayer option, but his/her computer is not connected to the Internet.</text:p>
        </text:list-item>
        <text:list-item>
          <text:p text:style-name="P48">A message is displayed, telling the player that the request failed and to check the connection and try again later.</text:p>
        </text:list-item>
        <text:list-item>
          <text:p text:style-name="P49">The player closes the message and gets returned to the previous menu.</text:p>
        </text:list-item>
      </text:list>
      <text:p text:style-name="P50"/>
      <text:p text:style-name="P51"/>
      <text:list text:style-name="LFO16" text:continue-numbering="true">
        <text:list-item>
          <text:p text:style-name="P52">Use Case Name: JoinMultiplayer</text:p>
        </text:list-item>
      </text:list>
      <text:p text:style-name="P53"/>
      <text:p text:style-name="P54">Participating Actor(s): Player</text:p>
      <text:p text:style-name="P55"/>
      <text:p text:style-name="P56">Description: The player would use this case to become a member of a team with one or more other players sharing an adventure.</text:p>
      <text:p text:style-name="P57"/>
      <text:p text:style-name="P58">Flow of Events:</text:p>
      <text:list text:style-name="LFO17" text:continue-numbering="true">
        <text:list-item>
          <text:p text:style-name="P59">The player has selected the multiplayer option from a menu.</text:p>
        </text:list-item>
        <text:list-item>
          <text:p text:style-name="P60">The player is able to<text:s/>encounter other people playing the game online.</text:p>
        </text:list-item>
        <text:list-item>
          <text:p text:style-name="P61">When the player interacts with another person or other people, he/she can make a request to them (and vice versa) about playing together by clicking on a button on the screen, which displays a message to the<text:s/>recipient.</text:p>
        </text:list-item>
        <text:list-item>
          <text:p text:style-name="P62">The other player(s) can either accept or decline the player’s request (and vice versa) by clicking on one of two other buttons on the screen, which displays a message that gives their answer.</text:p>
        </text:list-item>
        <text:list-item>
          <text:p text:style-name="P63">If they accept the player’s request (or vice versa),<text:s/>then all the players involved can share an adventure.</text:p>
        </text:list-item>
      </text:list>
      <text:p text:style-name="P64"/>
      <text:p text:style-name="P65">Entry Conditions: The player wishes to play alongside another player or other players as a team. He/She has invoked PlayGame from the main menu.</text:p>
      <text:p text:style-name="P66"/>
      <text:p text:style-name="P67">Exit Conditions: The player is now a member of a team<text:s/>of people playing together.</text:p>
      <text:p text:style-name="P68"/>
      <text:p text:style-name="P69">Alternative Flow: I could not think of one.</text:p>
      <text:p text:style-name="P70"/>
      <text:p text:style-name="P71">Exceptions Flow: I could not think of one.</text:p>
      <text:p text:style-name="P72"/>
      <text:list text:style-name="LFO28" text:continue-numbering="true">
        <text:list-item>
          <text:p text:style-name="P73">Use Case Name: ChangeSettings</text:p>
        </text:list-item>
      </text:list>
      <text:p text:style-name="P74"/>
      <text:p text:style-name="P75">Participating Actor(s): Player</text:p>
      <text:p text:style-name="P76"/>
      <text:p text:style-name="P77">Description: The player would use this case to alter the game’s settings to adjust it to satisfy his/her preferences.</text:p>
      <text:p text:style-name="P78"/>
      <text:p text:style-name="P79">Flow of Events:</text:p>
      <text:list text:style-name="LFO2" text:continue-numbering="true">
        <text:list-item>
          <text:p text:style-name="P80">The player selects the option for changing the game’s settings from the main menu.</text:p>
        </text:list-item>
        <text:list-item>
          <text:p text:style-name="P81">The game transitions to a screen that contains all the settings for controlling the game.</text:p>
        </text:list-item>
        <text:list-item>
          <text:p text:style-name="P82">The player adjusts the setting(s) he/she wants changed.</text:p>
        </text:list-item>
        <text:list-item>
          <text:p text:style-name="P83">Once finished, the player clicks on a button that transitions back to the main menu.</text:p>
        </text:list-item>
      </text:list>
      <text:p text:style-name="P84"/>
      <text:p text:style-name="P85">Entry Conditions: The player wishes to change one or more of the game’s settings. He/She has invoked LaunchGame.</text:p>
      <text:p text:style-name="P86"/>
      <text:p text:style-name="P87">Exit Conditions: The change to the setting(s) has been applied.</text:p>
      <text:p text:style-name="P88"/>
      <text:p text:style-name="P89">Alternative Flow: I could not think of one.</text:p>
      <text:p text:style-name="P90"/>
      <text:p text:style-name="P91">Exceptions Flow: I could not think of one.</text:p>
      <text:p text:style-name="P92"/>
      <text:list text:style-name="LFO25" text:continue-numbering="true">
        <text:list-item>
          <text:p text:style-name="P93">Use Case Name: LaunchGame</text:p>
        </text:list-item>
      </text:list>
      <text:p text:style-name="P94"/>
      <text:p text:style-name="P95">Participating Actor(s): Player</text:p>
      <text:p text:style-name="P96"/>
      <text:p text:style-name="P97">Description: The player would use this case to activate the game.</text:p>
      <text:p text:style-name="P98"/>
      <text:p text:style-name="P99">Flow of Events:</text:p>
      <text:list text:style-name="LFO31" text:continue-numbering="true">
        <text:list-item>
          <text:p text:style-name="P100">The player enters his/her username and password to login to his/her account.</text:p>
        </text:list-item>
        <text:list-item>
          <text:p text:style-name="P101">The player clicks a button for submitting the login information.</text:p>
        </text:list-item>
        <text:list-item>
          <text:p text:style-name="P102">Once logged in, the player opens the desktop application for the game by clicking on it.</text:p>
        </text:list-item>
        <text:list-item>
          <text:p text:style-name="P103">A screen containing the main menu appears.</text:p>
        </text:list-item>
      </text:list>
      <text:p text:style-name="P104"/>
      <text:p text:style-name="P105">Entry Conditions: The player has downloaded/installed the game.</text:p>
      <text:p text:style-name="P106"/>
      <text:p text:style-name="P107">Exit Conditions: The player can now perform the activities provided in the main menu.</text:p>
      <text:p text:style-name="P108"/>
      <text:p text:style-name="P109">Alternative Flow: I could not think of one.</text:p>
      <text:p text:style-name="P110"/>
      <text:p text:style-name="P111">Exceptions Flow:</text:p>
      <text:list text:style-name="LFO20" text:continue-numbering="true">
        <text:list-item>
          <text:p text:style-name="P112">The player enters his/her username and password to login to his/her account.</text:p>
        </text:list-item>
        <text:list-item>
          <text:p text:style-name="P113">Something was typed wrong, so a message is displayed to let the player know what the issue is and in which textbox it occurred.</text:p>
        </text:list-item>
        <text:list-item>
          <text:p text:style-name="P114">The player is asked to check the spelling and either correct it or re-type the information before attempting to submit it again.</text:p>
        </text:list-item>
      </text:list>
      <text:p text:style-name="P115"/>
      <text:list text:style-name="LFO5" text:continue-numbering="true">
        <text:list-item>
          <text:p text:style-name="P116">Use Case Name: CloseGame</text:p>
        </text:list-item>
      </text:list>
      <text:p text:style-name="P117"/>
      <text:p text:style-name="P118">Participating Actor(s): Player</text:p>
      <text:p text:style-name="P119"/>
      <text:p text:style-name="P120">Description: The player would use this case to end/exit the game.</text:p>
      <text:p text:style-name="P121"/>
      <text:p text:style-name="P122">Flow of Events:</text:p>
      <text:list text:style-name="LFO1" text:continue-numbering="true">
        <text:list-item>
          <text:p text:style-name="P123">There is a button on the screen during gameplay for leaving it and returning to the main menu.</text:p>
        </text:list-item>
        <text:list-item>
          <text:p text:style-name="P124">The player clicks on the button.</text:p>
        </text:list-item>
        <text:list-item>
          <text:p text:style-name="P125">The main menu also has an option for terminating the game entirely.</text:p>
        </text:list-item>
        <text:list-item>
          <text:p text:style-name="P126">The player selects this option.</text:p>
        </text:list-item>
        <text:list-item>
          <text:p text:style-name="P127">The game initiates the process of saving the player’s progress within the game.</text:p>
        </text:list-item>
        <text:list-item>
          <text:p text:style-name="P128">After the saving process completes, a box containing a message appears to let the player know that it was successful and that it is safe to close out of the screen.</text:p>
        </text:list-item>
      </text:list>
      <text:p text:style-name="P129"/>
      <text:p text:style-name="P130">Entry Conditions: The player is done with the game.</text:p>
      <text:p text:style-name="P131"/>
      <text:p text:style-name="P132">Exit Conditions: The<text:s/>player’s place in the game is saved and the screen disappears when he/she closes it.</text:p>
      <text:p text:style-name="P133"/>
      <text:p text:style-name="P134">Alternative Flow: I could not think of one.</text:p>
      <text:p text:style-name="P135"/>
      <text:p text:style-name="P136">Exceptions Flow:<text:s/></text:p>
      <text:p text:style-name="P137">5. The game initiates the process of saving the player’s progress within the game.</text:p>
      <text:p text:style-name="P138"><text:s/>6. However, an error occurs and the player’s progress is not saved.</text:p>
      <text:list text:style-name="LFO1" text:continue-numbering="true">
        <text:list-item>
          <text:p text:style-name="P139">A message tells the player what has happened and to try closing out of the game again.</text:p>
        </text:list-item>
        <text:list-item>
          <text:p text:style-name="P140">After the player<text:s/>does so, the game re-attempts to save the player’s progress.</text:p>
        </text:list-item>
      </text:list>
      <text:p text:style-name="P141"/>
      <text:list text:style-name="LFO7" text:continue-numbering="true">
        <text:list-item>
          <text:p text:style-name="P142">Use Case Name: ReportPlayer</text:p>
        </text:list-item>
      </text:list>
      <text:p text:style-name="P143"/>
      <text:p text:style-name="P144">Participating Actor(s): Player</text:p>
      <text:p text:style-name="P145"/>
      <text:p text:style-name="P146">Description: The user would use this case to report to the admin about abuse and inappropriate behavior from other players.</text:p>
      <text:p text:style-name="P147"/>
      <text:p text:style-name="P148">Flow of<text:s/>Events:</text:p>
      <text:list text:style-name="LFO26" text:continue-numbering="true">
        <text:list-item>
          <text:p text:style-name="P149">During gameplay, there is a button on the screen for reporting abuse of the game by other players.</text:p>
        </text:list-item>
        <text:list-item>
          <text:p text:style-name="P150">The player clicks on the button.</text:p>
        </text:list-item>
        <text:list-item>
          <text:p text:style-name="P151">A screen containing a text field appears.</text:p>
        </text:list-item>
        <text:list-item>
          <text:p text:style-name="P152">The player types a message in the field to notify the admin of possible abuse.</text:p>
        </text:list-item>
        <text:list-item>
          <text:p text:style-name="P153">Once the player finishes typing, he/she clicks on a button that sends the message to the admin.</text:p>
        </text:list-item>
      </text:list>
      <text:p text:style-name="P154"/>
      <text:p text:style-name="P155">Entry Conditions: The player has noticed inappropriate behavior from another person or other people playing the game.</text:p>
      <text:p text:style-name="P156"/>
      <text:p text:style-name="P157">Exit Conditions: The player’s report is available for the admin to read.</text:p>
      <text:p text:style-name="P158"/>
      <text:p text:style-name="P159">Alternative Flow:</text:p>
      <text:list text:style-name="LFO4" text:continue-numbering="true">
        <text:list-item>
          <text:p text:style-name="P160">The player goes to the game’s website.</text:p>
        </text:list-item>
        <text:list-item>
          <text:p text:style-name="P161">There is a button for reporting abuse of the game by players.</text:p>
        </text:list-item>
        <text:list-item>
          <text:p text:style-name="P162">The player clicks on the button.</text:p>
        </text:list-item>
        <text:list-item>
          <text:p text:style-name="P163">A web page is loaded that contains a text field.</text:p>
        </text:list-item>
        <text:list-item>
          <text:p text:style-name="P164">The player types a message in the field to notify the admin of possible abuse.</text:p>
        </text:list-item>
        <text:list-item>
          <text:p text:style-name="P165">Once the player finishes typing,<text:s/>he/she clicks on a button that sends the message to the admin.</text:p>
        </text:list-item>
      </text:list>
      <text:p text:style-name="P166"/>
      <text:p text:style-name="P167">Exceptions Flow: I could not think of one.</text:p>
      <text:p text:style-name="P168"/>
      <text:list text:style-name="LFO30" text:continue-numbering="true">
        <text:list-item>
          <text:p text:style-name="P169">Use Case Name: UpdateWebsite</text:p>
        </text:list-item>
      </text:list>
      <text:p text:style-name="P170"/>
      <text:p text:style-name="P171">Participating Actor(s): Admin</text:p>
      <text:p text:style-name="P172"/>
      <text:p text:style-name="P173">Description: The admin would use this case to make alterations to the game’s website.</text:p>
      <text:p text:style-name="P174"/>
      <text:p text:style-name="P175">Flow of Events:</text:p>
      <text:list text:style-name="LFO18" text:continue-numbering="true">
        <text:list-item>
          <text:p text:style-name="P176">The admin goes to the game’s website.</text:p>
        </text:list-item>
        <text:list-item>
          <text:p text:style-name="P177">The admin logs into the administrative account after entering the username and password.</text:p>
        </text:list-item>
        <text:list-item>
          <text:p text:style-name="P178">The admin makes the desired adjustment(s) to the website.</text:p>
        </text:list-item>
        <text:list-item>
          <text:p text:style-name="P179">the change in the website’s feature(s) is applied.</text:p>
        </text:list-item>
      </text:list>
      <text:p text:style-name="P180"/>
      <text:p text:style-name="P181">Entry Conditions: The admin wishes to alter some aspect(s) of the website.</text:p>
      <text:p text:style-name="P182"/>
      <text:p text:style-name="P183">Exit Conditions: The website has been modified.</text:p>
      <text:p text:style-name="P184"/>
      <text:p text:style-name="P185">Alternative Flow: I could not think of one.</text:p>
      <text:p text:style-name="P186"/>
      <text:p text:style-name="P187">Exceptions Flow: I could not think of one.</text:p>
      <text:p text:style-name="P188"/>
      <text:list text:style-name="LFO27" text:continue-numbering="true">
        <text:list-item>
          <text:p text:style-name="P189">Use Case Name: DownloadGame</text:p>
        </text:list-item>
      </text:list>
      <text:p text:style-name="P190"/>
      <text:p text:style-name="P191">Participating Actor(s): Player</text:p>
      <text:p text:style-name="P192"/>
      <text:p text:style-name="P193">Description: The player would use this case to download a copy of the game on his/her computer.</text:p>
      <text:p text:style-name="P194"/>
      <text:p text:style-name="P195">Flow of Events:</text:p>
      <text:list text:style-name="LFO3" text:continue-numbering="true">
        <text:list-item>
          <text:p text:style-name="P196">The player goes to the game’s website.</text:p>
        </text:list-item>
        <text:list-item>
          <text:p text:style-name="P197">The player clicks on a button for downloading a copy of the game.</text:p>
        </text:list-item>
        <text:list-item>
          <text:p text:style-name="P198">The player is guided through the completion of the rest of the installation process.</text:p>
        </text:list-item>
        <text:list-item>
          <text:p text:style-name="P199">Once the process finishes, a window appears to let the player know that the game has successfully been installed on his/her computer.</text:p>
        </text:list-item>
        <text:list-item>
          <text:p text:style-name="P200">The player closes the window.</text:p>
        </text:list-item>
        <text:list-item>
          <text:p text:style-name="P201">Another window appears, asking the player to set up an account through the website (if he/she has not already done so) in order to access the game.</text:p>
        </text:list-item>
      </text:list>
      <text:p text:style-name="P202"/>
      <text:p text:style-name="P203">Entry Conditions: The player wishes to make his/her own copy of the game.</text:p>
      <text:p text:style-name="P204"/>
      <text:p text:style-name="P205">Exit Conditions:<text:s/>The player now has his/her own copy of the game to engage in.</text:p>
      <text:p text:style-name="P206"/>
      <text:p text:style-name="P207">Alternative Flow:<text:s/></text:p>
      <text:list text:style-name="LFO21" text:continue-numbering="true">
        <text:list-item>
          <text:p text:style-name="P208">The player sets up a user account by invoking CreateAccount.</text:p>
        </text:list-item>
        <text:list-item>
          <text:p text:style-name="P209">The player clicks on a button for downloading a copy of the game.</text:p>
        </text:list-item>
        <text:list-item>
          <text:p text:style-name="P210">The player is guided through the completion of<text:s/>the rest of the installation process.</text:p>
        </text:list-item>
        <text:list-item>
          <text:p text:style-name="P211">Once the process finishes, a window appears to let the player know that the game has successfully been installed on his/her computer.</text:p>
        </text:list-item>
        <text:list-item>
          <text:p text:style-name="P212">The player closes the window.</text:p>
        </text:list-item>
      </text:list>
      <text:p text:style-name="P213"/>
      <text:p text:style-name="P214">Exceptions Flow: I could not think of one.</text:p>
      <text:p text:style-name="P215">3.The player is guided through the completion of the rest of the installation process.</text:p>
      <text:p text:style-name="P216"><text:tab/>4. However, an error occurs during the process and the game is not</text:p>
      <text:p text:style-name="P217"><text:s text:c="15"/>installed.</text:p>
      <text:p text:style-name="P218"><text:s text:c="11"/>5. A message informs the player of what has happened and suggests<text:s/></text:p>
      <text:p text:style-name="P219"><text:s text:c="15"/>restarting the whole process.</text:p>
      <text:p text:style-name="P220"/>
      <text:list text:style-name="LFO10" text:continue-numbering="true">
        <text:list-item>
          <text:p text:style-name="P221">Use Case Name: CreateAccount</text:p>
        </text:list-item>
      </text:list>
      <text:p text:style-name="P222"/>
      <text:p text:style-name="P223">Participating Actor(s): Player</text:p>
      <text:p text:style-name="P224"/>
      <text:p text:style-name="P225">Description: The player would use this case to set up his/her own user<text:s/>account via the website.</text:p>
      <text:p text:style-name="P226"/>
      <text:p text:style-name="P227">Flow of Events:</text:p>
      <text:list text:style-name="LFO12" text:continue-numbering="true">
        <text:list-item>
          <text:p text:style-name="P228">The player goes to the game’s website.</text:p>
        </text:list-item>
        <text:list-item>
          <text:p text:style-name="P229">The player clicks on a button for creating a user account.</text:p>
        </text:list-item>
        <text:list-item>
          <text:p text:style-name="P230">The website guides the player through this process as he/she provides the required information (e.g., a user name,<text:s/>password, etc.).</text:p>
        </text:list-item>
        <text:list-item>
          <text:p text:style-name="P231">Once all of the required information has been provided and submitted, a window lets the player know that the account has successfully been created and is ready for use.</text:p>
        </text:list-item>
      </text:list>
      <text:p text:style-name="P232"/>
      <text:p text:style-name="P233">Entry Conditions: The player wishes to create an account through the<text:s/>website.</text:p>
      <text:p text:style-name="P234"/>
      <text:p text:style-name="P235">Exit Conditions: The player now has a user account.</text:p>
      <text:p text:style-name="P236"/>
      <text:p text:style-name="P237">Alternative Flow: I could not think of one.</text:p>
      <text:p text:style-name="P238"/>
      <text:p text:style-name="P239">Exceptions Flow:</text:p>
      <text:list text:style-name="LFO9" text:continue-numbering="true">
        <text:list-item>
          <text:p text:style-name="P240">The player goes to the game’s website.</text:p>
        </text:list-item>
        <text:list-item>
          <text:p text:style-name="P241">The player clicks on a button for creating a user account.</text:p>
        </text:list-item>
        <text:list-item>
          <text:p text:style-name="P242">The website guides the player through this process as he/she provides the required information (e.g., a user name, password, etc.).</text:p>
        </text:list-item>
        <text:list-item>
          <text:p text:style-name="P243">However, the password the player is attempting to use does not meet the website’s security requirements, and he/she is asked to try another one.</text:p>
        </text:list-item>
      </text:list>
      <text:p text:style-name="P244"/>
      <text:list text:style-name="LFO14" text:continue-numbering="true">
        <text:list-item>
          <text:p text:style-name="P245">The player goes to the game’s website.</text:p>
        </text:list-item>
        <text:list-item>
          <text:p text:style-name="P246">The player clicks on a button for creating a user account.</text:p>
        </text:list-item>
        <text:list-item>
          <text:p text:style-name="P247">The website guides the player through this process as he/she provides the required information (e.g., a user name, password, etc.).</text:p>
        </text:list-item>
        <text:list-item>
          <text:p text:style-name="P248">However, the username the player is attempting to use is already taken, and he/she is asked to come up with a different one.</text:p>
        </text:list-item>
      </text:list>
      <text:p text:style-name="P249"/>
      <text:list text:style-name="LFO8" text:continue-numbering="true">
        <text:list-item>
          <text:p text:style-name="P250">Use Case Name: UploadCustomContent</text:p>
        </text:list-item>
      </text:list>
      <text:p text:style-name="P251"/>
      <text:p text:style-name="P252">Participating Actor(s): Player and Admin</text:p>
      <text:p text:style-name="P253"/>
      <text:p text:style-name="P254">Description: The player or admin would use this case to upload custom content to the game’s website.</text:p>
      <text:p text:style-name="P255"/>
      <text:p text:style-name="P256">Flow of Events:</text:p>
      <text:list text:style-name="LFO19" text:continue-numbering="true">
        <text:list-item>
          <text:p text:style-name="P257">The player or admin logs into their account through the website.</text:p>
        </text:list-item>
        <text:list-item>
          <text:p text:style-name="P258">There is a button for going to a web page where one can view or download custom content that has been uploaded to the website, as well as uploading new content.</text:p>
        </text:list-item>
        <text:list-item>
          <text:p text:style-name="P259">They click on the button.</text:p>
        </text:list-item>
        <text:list-item>
          <text:p text:style-name="P260">They are directed to the web page for viewing, downloading, and uploading the custom content.</text:p>
        </text:list-item>
        <text:list-item>
          <text:p text:style-name="P261">There is a button for uploading the new content.</text:p>
        </text:list-item>
        <text:list-item>
          <text:p text:style-name="P262">They click on the button.</text:p>
        </text:list-item>
        <text:list-item>
          <text:p text:style-name="P263">They are guided through the process of uploading the content.</text:p>
        </text:list-item>
        <text:list-item>
          <text:p text:style-name="P264">Once the content has been uploaded, a message appears to let them know that the process was a success.</text:p>
        </text:list-item>
      </text:list>
      <text:p text:style-name="P265"/>
      <text:p text:style-name="P266">Entry Conditions: The player or admin is in possession of custom content.</text:p>
      <text:p text:style-name="P267"/>
      <text:p text:style-name="P268">Exit Conditions: The new content is now available to be downloaded through the website.</text:p>
      <text:p text:style-name="P269"/>
      <text:p text:style-name="P270">Alternative Flow: I could not think of one.</text:p>
      <text:p text:style-name="P271"/>
      <text:p text:style-name="P272">Exceptions Flow: I could not think of one.</text:p>
      <text:p text:style-name="P273"/>
      <text:list text:style-name="LFO24" text:continue-numbering="true">
        <text:list-item>
          <text:p text:style-name="P274">Use<text:s/>Case Name: InstallCustomContent</text:p>
        </text:list-item>
      </text:list>
      <text:p text:style-name="P275"/>
      <text:p text:style-name="P276">Participating Actor(s): Player</text:p>
      <text:p text:style-name="P277"/>
      <text:p text:style-name="P278">Description: The player would use this case to install custom content for use in his/her copy of the game.</text:p>
      <text:p text:style-name="P279"/>
      <text:p text:style-name="P280">Flow of Events:</text:p>
      <text:list text:style-name="LFO23" text:continue-numbering="true">
        <text:list-item>
          <text:p text:style-name="P281">The player logs into his/her account through the website.</text:p>
        </text:list-item>
        <text:list-item>
          <text:p text:style-name="P282">There is<text:s/>a button for going to a web page where one can view or download custom content that has been uploaded to the website, as well as uploading new content.</text:p>
        </text:list-item>
        <text:list-item>
          <text:p text:style-name="P283">The player clicks on the button.</text:p>
        </text:list-item>
        <text:list-item>
          <text:p text:style-name="P284">The player is directed to the webpage for viewing, downloading, and uploading the custom content.</text:p>
        </text:list-item>
        <text:list-item>
          <text:p text:style-name="P285">The player selects the content that interests him/her.</text:p>
        </text:list-item>
        <text:list-item>
          <text:p text:style-name="P286">The player is guided through the process of downloading and installing the content to be used in his/her copy of the game.</text:p>
        </text:list-item>
        <text:list-item>
          <text:p text:style-name="P287">Once the content has been installed, a message appears to let the player know that the process was a success.</text:p>
        </text:list-item>
      </text:list>
      <text:p text:style-name="P288"/>
      <text:p text:style-name="P289">Entry Conditions: The player wishes to include custom content in his/her copy of the game.</text:p>
      <text:p text:style-name="P290"/>
      <text:p text:style-name="P291">Exit Conditions: The new content has been added to the player’s copy of the game.</text:p>
      <text:p text:style-name="P292"/>
      <text:p text:style-name="P293">Alternative Flow: I could not think of one.</text:p>
      <text:p text:style-name="P294"/>
      <text:p text:style-name="P295">Exceptions Flow:<text:s/></text:p>
      <text:p text:style-name="P296"><text:tab/>6. The player is guided through the process of downloading and installing<text:s/></text:p>
      <text:p text:style-name="P297"><text:s text:c="15"/>The content to be used in his/her copy of the game.</text:p>
      <text:p text:style-name="P298"><text:tab/>7. However, an error occurs during the process and the content has not<text:s/></text:p>
      <text:p text:style-name="P299"><text:s text:c="15"/>been downloaded or installed.</text:p>
      <text:p text:style-name="P300"><text:s text:c="11"/>8. A message informs the player of what has occurred and suggests<text:s/></text:p>
      <text:p text:style-name="P301"><text:span text:style-name="T302"><text:s text:c="15"/>restarting the process over aga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style style:name="WW_CharLFO24LVL1" style:family="text">
      <style:text-properties style:text-underline-type="none"/>
    </style:style>
    <style:style style:name="WW_CharLFO24LVL2" style:family="text">
      <style:text-properties style:text-underline-type="none"/>
    </style:style>
    <style:style style:name="WW_CharLFO24LVL3" style:family="text">
      <style:text-properties style:text-underline-type="none"/>
    </style:style>
    <style:style style:name="WW_CharLFO24LVL4" style:family="text">
      <style:text-properties style:text-underline-type="none"/>
    </style:style>
    <style:style style:name="WW_CharLFO24LVL5" style:family="text">
      <style:text-properties style:text-underline-type="none"/>
    </style:style>
    <style:style style:name="WW_CharLFO24LVL6" style:family="text">
      <style:text-properties style:text-underline-type="none"/>
    </style:style>
    <style:style style:name="WW_CharLFO24LVL7" style:family="text">
      <style:text-properties style:text-underline-type="none"/>
    </style:style>
    <style:style style:name="WW_CharLFO24LVL8" style:family="text">
      <style:text-properties style:text-underline-type="none"/>
    </style:style>
    <style:style style:name="WW_CharLFO24LVL9" style:family="text">
      <style:text-properties style:text-underline-type="none"/>
    </style:style>
    <style:style style:name="WW_CharLFO25LVL1" style:family="text">
      <style:text-properties style:text-underline-type="none"/>
    </style:style>
    <style:style style:name="WW_CharLFO25LVL2" style:family="text">
      <style:text-properties style:text-underline-type="none"/>
    </style:style>
    <style:style style:name="WW_CharLFO25LVL3" style:family="text">
      <style:text-properties style:text-underline-type="none"/>
    </style:style>
    <style:style style:name="WW_CharLFO25LVL4" style:family="text">
      <style:text-properties style:text-underline-type="none"/>
    </style:style>
    <style:style style:name="WW_CharLFO25LVL5" style:family="text">
      <style:text-properties style:text-underline-type="none"/>
    </style:style>
    <style:style style:name="WW_CharLFO25LVL6" style:family="text">
      <style:text-properties style:text-underline-type="none"/>
    </style:style>
    <style:style style:name="WW_CharLFO25LVL7" style:family="text">
      <style:text-properties style:text-underline-type="none"/>
    </style:style>
    <style:style style:name="WW_CharLFO25LVL8" style:family="text">
      <style:text-properties style:text-underline-type="none"/>
    </style:style>
    <style:style style:name="WW_CharLFO25LVL9" style:family="text">
      <style:text-properties style:text-underline-type="none"/>
    </style:style>
    <style:style style:name="WW_CharLFO26LVL1" style:family="text">
      <style:text-properties style:text-underline-type="none"/>
    </style:style>
    <style:style style:name="WW_CharLFO26LVL2" style:family="text">
      <style:text-properties style:text-underline-type="none"/>
    </style:style>
    <style:style style:name="WW_CharLFO26LVL3" style:family="text">
      <style:text-properties style:text-underline-type="none"/>
    </style:style>
    <style:style style:name="WW_CharLFO26LVL4" style:family="text">
      <style:text-properties style:text-underline-type="none"/>
    </style:style>
    <style:style style:name="WW_CharLFO26LVL5" style:family="text">
      <style:text-properties style:text-underline-type="none"/>
    </style:style>
    <style:style style:name="WW_CharLFO26LVL6" style:family="text">
      <style:text-properties style:text-underline-type="none"/>
    </style:style>
    <style:style style:name="WW_CharLFO26LVL7" style:family="text">
      <style:text-properties style:text-underline-type="none"/>
    </style:style>
    <style:style style:name="WW_CharLFO26LVL8" style:family="text">
      <style:text-properties style:text-underline-type="none"/>
    </style:style>
    <style:style style:name="WW_CharLFO26LVL9" style:family="text">
      <style:text-properties style:text-underline-type="none"/>
    </style:style>
    <style:style style:name="WW_CharLFO27LVL1" style:family="text">
      <style:text-properties style:text-underline-type="none"/>
    </style:style>
    <style:style style:name="WW_CharLFO27LVL2" style:family="text">
      <style:text-properties style:text-underline-type="none"/>
    </style:style>
    <style:style style:name="WW_CharLFO27LVL3" style:family="text">
      <style:text-properties style:text-underline-type="none"/>
    </style:style>
    <style:style style:name="WW_CharLFO27LVL4" style:family="text">
      <style:text-properties style:text-underline-type="none"/>
    </style:style>
    <style:style style:name="WW_CharLFO27LVL5" style:family="text">
      <style:text-properties style:text-underline-type="none"/>
    </style:style>
    <style:style style:name="WW_CharLFO27LVL6" style:family="text">
      <style:text-properties style:text-underline-type="none"/>
    </style:style>
    <style:style style:name="WW_CharLFO27LVL7" style:family="text">
      <style:text-properties style:text-underline-type="none"/>
    </style:style>
    <style:style style:name="WW_CharLFO27LVL8" style:family="text">
      <style:text-properties style:text-underline-type="none"/>
    </style:style>
    <style:style style:name="WW_CharLFO27LVL9" style:family="text">
      <style:text-properties style:text-underline-type="none"/>
    </style:style>
    <style:style style:name="WW_CharLFO28LVL1" style:family="text">
      <style:text-properties style:text-underline-type="none"/>
    </style:style>
    <style:style style:name="WW_CharLFO28LVL2" style:family="text">
      <style:text-properties style:text-underline-type="none"/>
    </style:style>
    <style:style style:name="WW_CharLFO28LVL3" style:family="text">
      <style:text-properties style:text-underline-type="none"/>
    </style:style>
    <style:style style:name="WW_CharLFO28LVL4" style:family="text">
      <style:text-properties style:text-underline-type="none"/>
    </style:style>
    <style:style style:name="WW_CharLFO28LVL5" style:family="text">
      <style:text-properties style:text-underline-type="none"/>
    </style:style>
    <style:style style:name="WW_CharLFO28LVL6" style:family="text">
      <style:text-properties style:text-underline-type="none"/>
    </style:style>
    <style:style style:name="WW_CharLFO28LVL7" style:family="text">
      <style:text-properties style:text-underline-type="none"/>
    </style:style>
    <style:style style:name="WW_CharLFO28LVL8" style:family="text">
      <style:text-properties style:text-underline-type="none"/>
    </style:style>
    <style:style style:name="WW_CharLFO28LVL9" style:family="text">
      <style:text-properties style:text-underline-type="none"/>
    </style:style>
    <style:style style:name="WW_CharLFO29LVL1" style:family="text">
      <style:text-properties style:text-underline-type="none"/>
    </style:style>
    <style:style style:name="WW_CharLFO29LVL2" style:family="text">
      <style:text-properties style:text-underline-type="none"/>
    </style:style>
    <style:style style:name="WW_CharLFO29LVL3" style:family="text">
      <style:text-properties style:text-underline-type="none"/>
    </style:style>
    <style:style style:name="WW_CharLFO29LVL4" style:family="text">
      <style:text-properties style:text-underline-type="none"/>
    </style:style>
    <style:style style:name="WW_CharLFO29LVL5" style:family="text">
      <style:text-properties style:text-underline-type="none"/>
    </style:style>
    <style:style style:name="WW_CharLFO29LVL6" style:family="text">
      <style:text-properties style:text-underline-type="none"/>
    </style:style>
    <style:style style:name="WW_CharLFO29LVL7" style:family="text">
      <style:text-properties style:text-underline-type="none"/>
    </style:style>
    <style:style style:name="WW_CharLFO29LVL8" style:family="text">
      <style:text-properties style:text-underline-type="none"/>
    </style:style>
    <style:style style:name="WW_CharLFO29LVL9" style:family="text">
      <style:text-properties style:text-underline-type="none"/>
    </style:style>
    <style:style style:name="WW_CharLFO30LVL1" style:family="text">
      <style:text-properties style:text-underline-type="none"/>
    </style:style>
    <style:style style:name="WW_CharLFO30LVL2" style:family="text">
      <style:text-properties style:text-underline-type="none"/>
    </style:style>
    <style:style style:name="WW_CharLFO30LVL3" style:family="text">
      <style:text-properties style:text-underline-type="none"/>
    </style:style>
    <style:style style:name="WW_CharLFO30LVL4" style:family="text">
      <style:text-properties style:text-underline-type="none"/>
    </style:style>
    <style:style style:name="WW_CharLFO30LVL5" style:family="text">
      <style:text-properties style:text-underline-type="none"/>
    </style:style>
    <style:style style:name="WW_CharLFO30LVL6" style:family="text">
      <style:text-properties style:text-underline-type="none"/>
    </style:style>
    <style:style style:name="WW_CharLFO30LVL7" style:family="text">
      <style:text-properties style:text-underline-type="none"/>
    </style:style>
    <style:style style:name="WW_CharLFO30LVL8" style:family="text">
      <style:text-properties style:text-underline-type="none"/>
    </style:style>
    <style:style style:name="WW_CharLFO30LVL9" style:family="text">
      <style:text-properties style:text-underline-type="none"/>
    </style:style>
    <style:style style:name="WW_CharLFO31LVL1" style:family="text">
      <style:text-properties style:text-underline-type="none"/>
    </style:style>
    <style:style style:name="WW_CharLFO31LVL2" style:family="text">
      <style:text-properties style:text-underline-type="none"/>
    </style:style>
    <style:style style:name="WW_CharLFO31LVL3" style:family="text">
      <style:text-properties style:text-underline-type="none"/>
    </style:style>
    <style:style style:name="WW_CharLFO31LVL4" style:family="text">
      <style:text-properties style:text-underline-type="none"/>
    </style:style>
    <style:style style:name="WW_CharLFO31LVL5" style:family="text">
      <style:text-properties style:text-underline-type="none"/>
    </style:style>
    <style:style style:name="WW_CharLFO31LVL6" style:family="text">
      <style:text-properties style:text-underline-type="none"/>
    </style:style>
    <style:style style:name="WW_CharLFO31LVL7" style:family="text">
      <style:text-properties style:text-underline-type="none"/>
    </style:style>
    <style:style style:name="WW_CharLFO31LVL8" style:family="text">
      <style:text-properties style:text-underline-type="none"/>
    </style:style>
    <style:style style:name="WW_CharLFO3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number text:level="1" text:style-name="WW_CharLFO17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7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7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8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0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3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3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3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3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3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3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3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6">
      <text:list-level-style-number text:level="1" text:style-name="WW_CharLFO26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6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6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9">
      <text:list-level-style-number text:level="1" text:style-name="WW_CharLFO29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9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9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9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9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9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9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9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LFO30">
      <text:list-level-style-bullet text:level="1" text:style-name="WW_CharLFO3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3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3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/>
    <meta:creation-date>2023-03-28T03:49:00Z</meta:creation-date>
    <dc:date>2023-03-28T03:49:00Z</dc:date>
    <meta:template xlink:href="Normal.dotm" xlink:type="simple"/>
    <meta:editing-cycles>1</meta:editing-cycles>
    <meta:editing-duration>PT0S</meta:editing-duration>
    <meta:document-statistic meta:page-count="1" meta:paragraph-count="29" meta:word-count="2168" meta:character-count="14501" meta:row-count="103" meta:non-whitespace-character-count="12362"/>
  </office:meta>
</office:document-meta>
</file>